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Arial5" svg:font-family="Arial" style:font-adornments="Fett"/>
    <style:font-face style:name="Arial4" svg:font-family="Arial" style:font-adornments="Standard"/>
    <style:font-face style:name="DejaVu Sans2" svg:font-family="'DejaVu Sans'" style:font-adornments="Book"/>
    <style:font-face style:name="DejaVu Sans1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3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8.744cm"/>
    </style:style>
    <style:style style:name="Tabelle1.B" style:family="table-column">
      <style:table-column-properties style:column-width="6.073cm"/>
    </style:style>
    <style:style style:name="Tabelle1.C" style:family="table-column">
      <style:table-column-properties style:column-width="2.672cm"/>
    </style:style>
    <style:style style:name="Tabelle1.A1" style:family="table-cell">
      <style:table-cell-properties fo:padding="0cm" fo:border="none"/>
    </style:style>
    <style:style style:name="Tabelle1.5" style:family="table-row">
      <style:table-row-properties style:min-row-height="3.171cm"/>
    </style:style>
    <style:style style:name="Tabelle1.7" style:family="table-row">
      <style:table-row-properties style:min-row-height="8.301cm"/>
    </style:style>
    <style:style style:name="Tabelle1.A10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C10" style:family="table-cell">
      <style:table-cell-properties fo:padding="0.049cm" fo:border="0.002cm solid #cccccd"/>
    </style:style>
    <style:style style:name="Tabelle1.A11" style:family="table-cell">
      <style:table-cell-properties fo:padding="0.049cm" fo:border-left="0.002cm solid #cccccd" fo:border-right="none" fo:border-top="none" fo:border-bottom="0.002cm solid #cccccd"/>
    </style:style>
    <style:style style:name="Tabelle1.C11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2" style:family="table-row">
      <style:table-row-properties style:min-row-height="0.52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5" style:family="paragraph" style:parent-style-name="Standard">
      <style:text-properties style:font-name="DejaVu Sans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2"/>
    </style:style>
    <style:style style:name="P7" style:family="paragraph" style:parent-style-name="Standard">
      <style:text-properties style:font-name="Arial2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11" style:family="paragraph" style:parent-style-name="Table_20_Contents">
      <style:text-properties style:font-name="DejaVu Sans" fo:font-weight="bold" style:font-weight-asian="bold" style:font-weight-complex="bold"/>
    </style:style>
    <style:style style:name="P12" style:family="paragraph" style:parent-style-name="Horizontal_20_Line">
      <style:text-properties style:font-name="Arial" fo:font-size="10.5pt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1pt" fo:language="en" fo:country="US" fo:font-weight="normal" style:font-name-asian="Arial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P14" style:family="paragraph">
      <style:paragraph-properties fo:text-align="start"/>
      <style:text-properties style:text-line-through-style="none" fo:font-family="'DejaVu Sans'" style:font-style-name="Fett" style:font-family-generic="swiss" fo:font-size="12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fo:font-size="11pt" fo:font-style="normal" style:text-underline-style="none"/>
    </style:style>
    <style:style style:name="P16" style:family="paragraph">
      <style:paragraph-properties fo:text-align="start"/>
      <style:text-properties style:text-line-through-style="none" style:font-name="DejaVu Sans1" fo:font-size="12pt" fo:font-style="normal" style:text-underline-style="none" fo:font-weight="bold"/>
    </style:style>
    <style:style style:name="P17" style:family="paragraph">
      <style:paragraph-properties fo:text-align="start"/>
      <style:text-properties style:text-line-through-style="none" style:font-name="Arial4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font-name="Thorndale AMT" fo:font-size="12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P20" style:family="paragraph">
      <style:paragraph-properties fo:text-align="start"/>
      <style:text-properties style:text-line-through-style="none" style:font-name="Arial4" fo:font-size="12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rnumber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riginalpric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rrearsfe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otalpric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original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2" office:value-type="string">
            <text:p text:style-name="P10">Musterfirma, Musterstrasse 2345 Musterstadt</text:p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2" office:value-type="string">
            <text:p text:style-name="Standard"><draw:control text:anchor-type="as-char" svg:y="-0.069cm" draw:z-index="6" draw:style-name="gr1" draw:text-style-name="P19" svg:width="6.298cm" svg:height="0.689cm" draw:control="control7"/></text:p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2" office:value-type="string">
            <text:p text:style-name="Standard"><draw:control text:anchor-type="as-char" draw:z-index="7" draw:style-name="gr2" draw:text-style-name="P19" svg:width="6.298cm" svg:height="0.689cm" draw:control="control8"/></text:p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2" office:value-type="string">
            <text:p text:style-name="Standard"><draw:control text:anchor-type="as-char" draw:z-index="8" draw:style-name="gr2" draw:text-style-name="P19" svg:width="6.298cm" svg:height="0.689cm" draw:control="control9"/></text:p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 table:style-name="Tabelle1.5"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P11"><draw:control text:anchor-type="as-char" draw:z-index="10" draw:style-name="gr2" draw:text-style-name="P14" svg:width="0.472cm" svg:height="0.689cm" draw:control="control10"/>Mahnung</text:p>
            <text:p text:style-name="P2"><draw:control text:anchor-type="as-char" draw:z-index="5" draw:style-name="gr2" draw:text-style-name="P18" svg:width="2.712cm" svg:height="0.689cm" draw:control="control6"/></text:p>
            <text:p text:style-name="P2"/>
            <text:p text:style-name="P2"/>
          </table:table-cell>
          <table:covered-table-cell/>
          <table:covered-table-cell/>
        </table:table-row>
        <table:table-row table:style-name="Tabelle1.7">
          <table:table-cell table:style-name="Tabelle1.A1" table:number-columns-spanned="3" office:value-type="string">
            <text:p text:style-name="P5"><draw:control text:anchor-type="as-char" svg:y="-2.067cm" draw:z-index="11" draw:style-name="gr1" draw:text-style-name="P20" svg:width="17.488cm" svg:height="7.469cm" draw:control="control11"/>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3"><text:span text:style-name="T4">Original Rechnung Nr: </text:span><draw:control text:anchor-type="as-char" svg:y="-0.436cm" draw:z-index="0" draw:style-name="gr1" draw:text-style-name="P14" svg:width="3.483cm" svg:height="0.618cm" draw:control="control1"/></text:p>
          </table:table-cell>
          <table:table-cell table:style-name="Tabelle1.A1" table:number-columns-spanned="2" office:value-type="string">
            <text:p text:style-name="P4">Rechnung vom: <draw:control text:anchor-type="as-char" draw:z-index="4" draw:style-name="gr2" draw:text-style-name="P17" svg:width="2.712cm" svg:height="0.618cm" draw:control="control5"/></text:p>
          </table:table-cell>
          <table:covered-table-cell/>
        </table:table-row>
        <table:table-row>
          <table:table-cell table:style-name="Tabelle1.A1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elle1.A10" table:number-columns-spanned="2" office:value-type="string">
            <text:p text:style-name="P6">Original Rechnungsbetrag</text:p>
          </table:table-cell>
          <table:covered-table-cell/>
          <table:table-cell table:style-name="Tabelle1.C10" office:value-type="string">
            <text:p text:style-name="P1"><draw:control text:anchor-type="as-char" svg:y="-0.344cm" draw:z-index="1" draw:style-name="gr1" draw:text-style-name="P15" svg:width="2.453cm" svg:height="0.689cm" draw:control="control2"/></text:p>
          </table:table-cell>
        </table:table-row>
        <table:table-row>
          <table:table-cell table:style-name="Tabelle1.A11" table:number-columns-spanned="2" office:value-type="string">
            <text:p text:style-name="P6">Mahngebühr</text:p>
          </table:table-cell>
          <table:covered-table-cell/>
          <table:table-cell table:style-name="Tabelle1.C11" office:value-type="string">
            <text:p text:style-name="P1"><draw:control text:anchor-type="as-char" draw:z-index="2" draw:style-name="gr2" draw:text-style-name="P15" svg:width="2.573cm" svg:height="0.689cm" draw:control="control3"/></text:p>
          </table:table-cell>
        </table:table-row>
        <table:table-row table:style-name="Tabelle1.12">
          <table:table-cell table:style-name="Tabelle1.A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P9">Zu zahlender Betrag: <text:s text:c="4"/></text:p>
          </table:table-cell>
          <table:covered-table-cell/>
          <table:table-cell table:style-name="Tabelle1.A1" office:value-type="string">
            <text:p text:style-name="P2"><draw:control text:anchor-type="as-char" svg:y="-0.383cm" draw:z-index="3" draw:style-name="gr1" draw:text-style-name="P16" svg:width="2.53cm" svg:height="0.558cm" draw:control="control4"/> </text:p>
          </table:table-cell>
        </table:table-row>
      </table:table>
      <text:p text:style-name="P8"/>
      <text:p text:style-name="P7">Bankverbindung:</text:p>
      <text:p text:style-name="P13">Kontoinhaber: Stefan Muster<text:line-break/>Bank: Sparkasse Musterhausen <text:s/>BLZ: 555787 <text:line-break/>Kontonummer: 12345678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Arial5" svg:font-family="Arial" style:font-adornments="Fett"/>
    <style:font-face style:name="Arial4" svg:font-family="Arial" style:font-adornments="Standard"/>
    <style:font-face style:name="DejaVu Sans2" svg:font-family="'DejaVu Sans'" style:font-adornments="Book"/>
    <style:font-face style:name="DejaVu Sans1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3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<draw:frame draw:style-name="fr1" draw:name="Grafik1" text:anchor-type="paragraph" svg:x="8.516cm" svg:y="-0.286cm" svg:width="10.483cm" svg:height="2.51cm" draw:z-index="9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P1"><text:span text:style-name="T1">Musterfirma, Musterstrasse 55, 123456 Musterstrasse | Tel. 06546/123432 | Geschäftsführer: Stefan Muster<text:line-break/>Steuernummer: 123/768/12099 Finanzamt : Musterstadt<text:line-break/></text:span><text:bookmark-start text:name="DDE_LINK"/><text:span text:style-name="T2">Bankverbindung: Stefan Muster | Sparkasse Musterhausen | </text:span><text:span text:style-name="T3">BLZ: 555787 Kontonummer: 123456789</text:span><text:bookmark-end text:name="DDE_LIN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7-10-09T09:19:55</meta:creation-date>
    <dc:date>2008-02-13T14:46:21</dc:date>
    <meta:editing-cycles>61</meta:editing-cycles>
    <meta:editing-duration>PT21H22M4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8" meta:word-count="53" meta:character-count="513"/>
  </office:meta>
</office:document-meta>
</file>